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Who owns YOU?</text:p>
      <text:p text:style-name="Preformatted_20_Text"/>
      <text:p text:style-name="Preformatted_20_Text">First off: Thanks to Jonah Bey for sharing this process!</text:p>
      <text:p text:style-name="Preformatted_20_Text"/>
      <text:p text:style-name="Preformatted_20_Text">The Birth Certificate is the primary document used to enslave us all.</text:p>
      <text:p text:style-name="Preformatted_20_Text">Not only does it grant the state the right to take our children whenever</text:p>
      <text:p text:style-name="Preformatted_20_Text">they want, it is registered as a security at the DTC (Depository Trust</text:p>
      <text:p text:style-name="Preformatted_20_Text">Company) and used by the government as surety for public debt. In other</text:p>
      <text:p text:style-name="Preformatted_20_Text">words, they can tax the person named on that document into oblivion to</text:p>
      <text:p text:style-name="Preformatted_20_Text">pay back federal debt. Under the democracy, as long as we keep</text:p>
      <text:p text:style-name="Preformatted_20_Text">registering our children with the State, they have an endless supply of</text:p>
      <text:p text:style-name="Preformatted_20_Text">slaves to tax for fiscal sins. The details of this process are too</text:p>
      <text:p text:style-name="Preformatted_20_Text">involved to place here but the point is that a major step to regain your</text:p>
      <text:p text:style-name="Preformatted_20_Text">freedom is to regain Birth Title as opposed to Birth Certificate of</text:p>
      <text:p text:style-name="Preformatted_20_Text">Title.</text:p>
      <text:p text:style-name="Preformatted_20_Text"/>
      <text:p text:style-name="Preformatted_20_Text">What follows is a painless, jail-free, non-confrontational, LAWFUL,</text:p>
      <text:p text:style-name="Preformatted_20_Text">process to reclaim the status of holder in due course to the Title to</text:p>
      <text:p text:style-name="Preformatted_20_Text">YOU.</text:p>
      <text:p text:style-name="Preformatted_20_Text"/>
      <text:p text:style-name="Preformatted_20_Text">Laying the Foundation:</text:p>
      <text:p text:style-name="Preformatted_20_Text"/>
      <text:p text:style-name="Preformatted_20_Text">The key to this process is Minnesota Court Rule 220. In all other states</text:p>
      <text:p text:style-name="Preformatted_20_Text">I have examined, including Oklahoma, the laws and nature relating to the</text:p>
      <text:p text:style-name="Preformatted_20_Text">Birth registration process are hidden. For the most part all you can</text:p>
      <text:p text:style-name="Preformatted_20_Text">find is a blurb on some Department of Vital Statistics webpage to the</text:p>
      <text:p text:style-name="Preformatted_20_Text">effect that Birth Registration began in 1917. If we find the roadmap in</text:p>
      <text:p text:style-name="Preformatted_20_Text">one state it should - and does - apply to all.</text:p>
      <text:p text:style-name="Preformatted_20_Text"/>
      <text:p text:style-name="Preformatted_20_Text">Minnesota Rule 220. Birth Certificates</text:p>
      <text:p text:style-name="Preformatted_20_Text"/>
      <text:p text:style-name="Preformatted_20_Text">The Registrar of Titles is authorized to receive for registration of</text:p>
      <text:p text:style-name="Preformatted_20_Text">memorials upon any outstanding certificate of title an official birth</text:p>
      <text:p text:style-name="Preformatted_20_Text">certificate pertaining to a registered owner named in said certificate</text:p>
      <text:p text:style-name="Preformatted_20_Text">of title showing the date of birth of said registered owner, providing</text:p>
      <text:p text:style-name="Preformatted_20_Text">there is attached to said birth certificate an affidavit of an affiant</text:p>
      <text:p text:style-name="Preformatted_20_Text">who states that he/she is familiar with the facts recited, stating that</text:p>
      <text:p text:style-name="Preformatted_20_Text">the party named in said birth certificate is the same party as one of</text:p>
      <text:p text:style-name="Preformatted_20_Text">the owners named in said certificate of title; and that thereafter the</text:p>
      <text:p text:style-name="Preformatted_20_Text">Registrar of Titles shall treat said registered owner as having attained</text:p>
      <text:p text:style-name="Preformatted_20_Text">the age of the majority at a date 18 years after the date of birth shown</text:p>
      <text:p text:style-name="Preformatted_20_Text">by said certificate.</text:p>
      <text:p text:style-name="Preformatted_20_Text"/>
      <text:p text:style-name="Preformatted_20_Text">So what is this saying? Your Birth Certificate is a Certificate of</text:p>
      <text:p text:style-name="Preformatted_20_Text">Title, just like your car! You have the right to use that name but the</text:p>
      <text:p text:style-name="Preformatted_20_Text">State has legal title and controlling interest in the property - YOU! We</text:p>
      <text:p text:style-name="Preformatted_20_Text">learn to associate this name with our physical self from kindergarten</text:p>
      <text:p text:style-name="Preformatted_20_Text">on, never realizing we are just using a name that the State owns. Just</text:p>
      <text:p text:style-name="Preformatted_20_Text">like your car, you get to use it as long as you follow all the</text:p>
      <text:p text:style-name="Preformatted_20_Text">regulations and of course pay tribute to its registered owner. Also Rule</text:p>
      <text:p text:style-name="Preformatted_20_Text">220 implies the State can treat you as a child, no matter how old you</text:p>
      <text:p text:style-name="Preformatted_20_Text">are, until you have gone to the registrar and TOLD THEM via affidavit</text:p>
      <text:p text:style-name="Preformatted_20_Text">that you are over 18!</text:p>
      <text:p text:style-name="Preformatted_20_Text"/>
      <text:p text:style-name="Preformatted_20_Text">The State holds the Title by mere presumption and the fact that you have</text:p>
      <text:p text:style-name="Preformatted_20_Text">never claimed it. Your momma gave it to them and you haven't gotten it</text:p>
      <text:p text:style-name="Preformatted_20_Text">back. So how can you get your Title back without a big confrontation at</text:p>
      <text:p text:style-name="Preformatted_20_Text">Vital Statistics?</text:p>
      <text:p text:style-name="Preformatted_20_Text"/>
      <text:p text:style-name="Preformatted_20_Text"><text:soft-page-break/>Looking at UCC 9-311a (UCC 9 deals with securities) we see that maybe</text:p>
      <text:p text:style-name="Preformatted_20_Text">there is a statutethat could get us access to the original Title without</text:p>
      <text:p text:style-name="Preformatted_20_Text">a confrontation.</text:p>
      <text:p text:style-name="Preformatted_20_Text"/>
      <text:p text:style-name="Preformatted_20_Text">UCC 9-311 PERFECTION OF SECURITY INTERESTS IN PROPERTY SUBJECT TO</text:p>
      <text:p text:style-name="Preformatted_20_Text">CERTAIN STATUTES, REGULATIONS, AND TREATIES.</text:p>
      <text:p text:style-name="Preformatted_20_Text"/>
      <text:p text:style-name="Preformatted_20_Text">(a) [Security interest subject to other law.]</text:p>
      <text:p text:style-name="Preformatted_20_Text"/>
      <text:p text:style-name="Preformatted_20_Text">Except as otherwise provided in subsection (d), the filing of a</text:p>
      <text:p text:style-name="Preformatted_20_Text">financing statement (a lien) is not necessary or effective to perfect a</text:p>
      <text:p text:style-name="Preformatted_20_Text">security interest in property subject to:</text:p>
      <text:p text:style-name="Preformatted_20_Text"/>
      <text:p text:style-name="Preformatted_20_Text">(1) a statute, regulation, or treaty of the United States whose</text:p>
      <text:p text:style-name="Preformatted_20_Text">requirements for a security interest's obtaining priority over the</text:p>
      <text:p text:style-name="Preformatted_20_Text">rights of a lien creditor with respect to the property preempt Section</text:p>
      <text:p text:style-name="Preformatted_20_Text">9-310(a);</text:p>
      <text:p text:style-name="Preformatted_20_Text"/>
      <text:p text:style-name="Preformatted_20_Text">(2) [list any statute covering automobiles, trailers, mobile homes,</text:p>
      <text:p text:style-name="Preformatted_20_Text">boats, farm tractors, or the like, which provides for a security</text:p>
      <text:p text:style-name="Preformatted_20_Text">interest to be indicated on a certificate of title as a condition or</text:p>
      <text:p text:style-name="Preformatted_20_Text">result of perfection, and any non-Uniform Commercial Code central filing</text:p>
      <text:p text:style-name="Preformatted_20_Text">statute]; or</text:p>
      <text:p text:style-name="Preformatted_20_Text"/>
      <text:p text:style-name="Preformatted_20_Text">(3) a statute of another jurisdiction which provides for a security</text:p>
      <text:p text:style-name="Preformatted_20_Text">interest to be indicated on a certificate of title as a condition or</text:p>
      <text:p text:style-name="Preformatted_20_Text">result of the security interest's obtaining priority over the rights of</text:p>
      <text:p text:style-name="Preformatted_20_Text">a lien creditor with respect to the property.</text:p>
      <text:p text:style-name="Preformatted_20_Text"/>
      <text:p text:style-name="Preformatted_20_Text">Now look at 28 USC 1733.</text:p>
      <text:p text:style-name="Preformatted_20_Text"/>
      <text:p text:style-name="Preformatted_20_Text">28 U.S. Code § 1733 - Government records and papers; copies</text:p>
      <text:p text:style-name="Preformatted_20_Text"/>
      <text:p text:style-name="Preformatted_20_Text">(b) Properly authenticated copies or transcripts of any books, records,</text:p>
      <text:p text:style-name="Preformatted_20_Text">papers or documents of any department or agency of the United</text:p>
      <text:p text:style-name="Preformatted_20_Text">States shall be admitted in evidence equally with the originals thereof.</text:p>
      <text:p text:style-name="Preformatted_20_Text"/>
      <text:p text:style-name="Preformatted_20_Text">Wow! If we get our Certificate of Title properly authenticated, is it</text:p>
      <text:p text:style-name="Preformatted_20_Text">possible that it would be treated as equal to the original? Lets find</text:p>
      <text:p text:style-name="Preformatted_20_Text">out!</text:p>
      <text:p text:style-name="Preformatted_20_Text"/>
      <text:p text:style-name="Preformatted_20_Text">First a word on Authentications and Certifications. Authentication is</text:p>
      <text:p text:style-name="Preformatted_20_Text">used to verify the authenticity of the notaries signature (and thereby</text:p>
      <text:p text:style-name="Preformatted_20_Text">the authenticity of the document) for all states that have NOT signed</text:p>
      <text:p text:style-name="Preformatted_20_Text">onto the Hague convention treaty. Certifications and Apostilles do the</text:p>
      <text:p text:style-name="Preformatted_20_Text">same thing for countries that ARE signatories to the Hague treaty. Court</text:p>
      <text:p text:style-name="Preformatted_20_Text">clerks may try to get you to settle for a certification instead of</text:p>
      <text:p text:style-name="Preformatted_20_Text">authentication, but remember we need "Properly authenticated copies!"</text:p>
      <text:p text:style-name="Preformatted_20_Text"/>
      <text:p text:style-name="Preformatted_20_Text">There is no list of what states are not Hague signatories but you can go</text:p>
      <text:p text:style-name="Preformatted_20_Text">to MailScanner has detected a possible fraud attempt from</text:p>
      <text:p text:style-name="Preformatted_20_Text">"clicks.aweber.com" claiming to <text:a xlink:type="simple" xlink:href="behttp://www.hcch.net/index_en.php" text:style-name="Internet_20_link" text:visited-style-name="Visited_20_Internet_20_Link">behttp://www.hcch.net/index_en.php</text:a> and</text:p>
      <text:p text:style-name="Preformatted_20_Text">see the Hague website. Click on Non-Member Contracting States on the</text:p>
      <text:p text:style-name="Preformatted_20_Text">left side Menu. Click on the tiny map at the top of the page and</text:p>
      <text:p text:style-name="Preformatted_20_Text">download the map. The grey countries are the ones you are looking for.</text:p>
      <text:p text:style-name="Preformatted_20_Text">Find one that you like and verify it is NOT on either list of countries</text:p>
      <text:p text:style-name="Preformatted_20_Text">in both the Non-member Contracting States and the HCCH Member States</text:p>
      <text:p text:style-name="Preformatted_20_Text">lists. For example Jamaica and Taiwan are not on either list. Pick one</text:p>
      <text:p text:style-name="Preformatted_20_Text">you like for use on a federal DS-4194 form and to give to clerks who</text:p>
      <text:p text:style-name="Preformatted_20_Text"><text:soft-page-break/>want to know the destination.</text:p>
      <text:p text:style-name="Preformatted_20_Text"/>
      <text:p text:style-name="Preformatted_20_Text">The Process:</text:p>
      <text:p text:style-name="Preformatted_20_Text"/>
      <text:p text:style-name="Preformatted_20_Text">Get a certified copy of your Certificate of Live Birth authenticated at</text:p>
      <text:p text:style-name="Preformatted_20_Text">each level of government - County (if applicable), State and Federal.</text:p>
      <text:p text:style-name="Preformatted_20_Text"/>
      <text:p text:style-name="Preformatted_20_Text">Step 1: Get a certified copy of your Certificate of Live Birth.</text:p>
      <text:p text:style-name="Preformatted_20_Text"/>
      <text:p text:style-name="Preformatted_20_Text">Sometimes called the long form, this is NOT the same as an uncertified</text:p>
      <text:p text:style-name="Preformatted_20_Text">regular Birth Certificate. Some states have them at the county where you</text:p>
      <text:p text:style-name="Preformatted_20_Text">were born, other states like Oklahoma keep them at the State Vital</text:p>
      <text:p text:style-name="Preformatted_20_Text">Statistics office. You may go there in person or order them online from</text:p>
      <text:p text:style-name="Preformatted_20_Text">a company like VitalChek MailScanner has detected a possible fraud</text:p>
      <text:p text:style-name="Preformatted_20_Text">attempt from "clicks.aweber.com" claiming to be www.vitalchek.com</text:p>
      <text:p text:style-name="Preformatted_20_Text"/>
      <text:p text:style-name="Preformatted_20_Text">Step 2: Next get the Certified Certificate of Live Birth authenticated</text:p>
      <text:p text:style-name="Preformatted_20_Text">at each level of government. If you get it from your county then you</text:p>
      <text:p text:style-name="Preformatted_20_Text">want to get it Authenticated by the county superior court clerk or</text:p>
      <text:p text:style-name="Preformatted_20_Text">whatever option they have at the county level.</text:p>
      <text:p text:style-name="Preformatted_20_Text"/>
      <text:p text:style-name="Preformatted_20_Text">Next, the Secretary of State handles authentications for the state. In</text:p>
      <text:p text:style-name="Preformatted_20_Text">Oklahoma their office is on the first floor of the capital. Have them</text:p>
      <text:p text:style-name="Preformatted_20_Text">authenticate the Certified Certificate of Live Birth. They will attach a</text:p>
      <text:p text:style-name="Preformatted_20_Text">fancy page on the front with a brass rivet.</text:p>
      <text:p text:style-name="Preformatted_20_Text"/>
      <text:p text:style-name="Preformatted_20_Text">Step 3: Next go to Department of State Office of Authentications and</text:p>
      <text:p text:style-name="Preformatted_20_Text">download form DS-4194 on the right hand side and fill it out with the</text:p>
      <text:p text:style-name="Preformatted_20_Text">NON-Hague country of your choice. There may be cheaper ways, but I chose</text:p>
      <text:p text:style-name="Preformatted_20_Text">to prepay postage for a self addressed return document mailer and</text:p>
      <text:p text:style-name="Preformatted_20_Text">enclosed it, a money order, completed form DS-4194 and Authenticated</text:p>
      <text:p text:style-name="Preformatted_20_Text">Certified Certificate of Live Birth in the next size up document mailer</text:p>
      <text:p text:style-name="Preformatted_20_Text">and send that off to the address on their website.</text:p>
      <text:p text:style-name="Preformatted_20_Text"/>
      <text:p text:style-name="Preformatted_20_Text">You will get back a properly authenticated Certificate of Live Birth</text:p>
      <text:p text:style-name="Preformatted_20_Text">like this!</text:p>
      <text:p text:style-name="Preformatted_20_Text"/>
      <text:p text:style-name="Preformatted_20_Text"><text:s/></text:p>
      <text:p text:style-name="Preformatted_20_Text"/>
      <text:p text:style-name="Preformatted_20_Text"><text:s text:c="24"/>United States of America</text:p>
      <text:p text:style-name="Preformatted_20_Text"/>
      <text:p text:style-name="Preformatted_20_Text"><text:s text:c="26"/>Department of State</text:p>
      <text:p text:style-name="Preformatted_20_Text"/>
      <text:p text:style-name="Preformatted_20_Text"><text:s text:c="11"/>To all whom these presents shall come, Greetings:</text:p>
      <text:p text:style-name="Preformatted_20_Text"/>
      <text:p text:style-name="Preformatted_20_Text"><text:s text:c="36"/></text:p>
      <text:p text:style-name="Preformatted_20_Text"/>
      <text:p text:style-name="Preformatted_20_Text"><text:s text:c="3"/>I Certify That the document hereunto annexed is under Seal of the</text:p>
      <text:p text:style-name="Preformatted_20_Text">State(s) of Oklahoma and that such Seal(s) is/are entitled to full faith</text:p>
      <text:p text:style-name="Preformatted_20_Text"><text:s text:c="30"/>and credit.*</text:p>
      <text:p text:style-name="Preformatted_20_Text"/>
      <text:p text:style-name="Preformatted_20_Text"><text:s text:c="2"/>*for the contents of the annexed document, the Department assumes no</text:p>
      <text:p text:style-name="Preformatted_20_Text"><text:s text:c="29"/>responsibility</text:p>
      <text:p text:style-name="Preformatted_20_Text"/>
      <text:p text:style-name="Preformatted_20_Text"><text:s text:c="2"/>This certificate is not valid if it is removed or altered in any way</text:p>
      <text:p text:style-name="Preformatted_20_Text"><text:s text:c="31"/>whatsoever</text:p>
      <text:p text:style-name="Preformatted_20_Text"/>
      <text:p text:style-name="Preformatted_20_Text"><text:s/></text:p>
      <text:p text:style-name="Preformatted_20_Text"/>
      <text:p text:style-name="Preformatted_20_Text"><text:soft-page-break/>In testimony whereof, I, John F. Kerry, Secretary of State, have</text:p>
      <text:p text:style-name="Preformatted_20_Text">hereunto caused the seal of the Department of State to be affixed and my</text:p>
      <text:p text:style-name="Preformatted_20_Text">name subscribed by the Assistant Authentication Officer, of the said</text:p>
      <text:p text:style-name="Preformatted_20_Text">Department, at the city of Washington, in the District of Columbia, this</text:p>
      <text:p text:style-name="Preformatted_20_Text">fourth day of ...</text:p>
      <text:p text:style-name="Preformatted_20_Text"/>
      <text:p text:style-name="Preformatted_20_Text"><text:s/></text:p>
      <text:p text:style-name="Preformatted_20_Text"/>
      <text:p text:style-name="Preformatted_20_Text">Issued pursuant to CHXIV, State</text:p>
      <text:p text:style-name="Preformatted_20_Text">of <text:s text:c="29"/>__________John F Kerry_______________</text:p>
      <text:p text:style-name="Preformatted_20_Text"/>
      <text:p text:style-name="Preformatted_20_Text"><text:s/>Sept. 15, 1789, 1Stat. 68-69;</text:p>
      <text:p text:style-name="Preformatted_20_Text">22 <text:s text:c="45"/>Secretary of State</text:p>
      <text:p text:style-name="Preformatted_20_Text"/>
      <text:p text:style-name="Preformatted_20_Text">USC 2657; 22 USC 2651a; 5 USC <text:s text:c="30"/>By:</text:p>
      <text:p text:style-name="Preformatted_20_Text">_____________________________________</text:p>
      <text:p text:style-name="Preformatted_20_Text"/>
      <text:p text:style-name="Preformatted_20_Text">301; 28 USC 1733 et seq.; 8</text:p>
      <text:p text:style-name="Preformatted_20_Text">USC <text:s text:c="37"/>Assistant Authentication</text:p>
      <text:p text:style-name="Preformatted_20_Text">Officer,</text:p>
      <text:p text:style-name="Preformatted_20_Text"/>
      <text:p text:style-name="Preformatted_20_Text">1433(f); Rule 44 Federal Rules</text:p>
      <text:p text:style-name="Preformatted_20_Text">of <text:s text:c="43"/>Department of State</text:p>
      <text:p text:style-name="Preformatted_20_Text"/>
      <text:p text:style-name="Preformatted_20_Text">Civil Procedure</text:p>
      <text:p text:style-name="Preformatted_20_Text"/>
      <text:p text:style-name="Preformatted_20_Text">Notice the block of laws in the lower left corner of the document they</text:p>
      <text:p text:style-name="Preformatted_20_Text">send back includes 28 USC 1733. They are declaring this copy is equal to</text:p>
      <text:p text:style-name="Preformatted_20_Text">the original! You should look up the other laws referenced as well.</text:p>
      <text:p text:style-name="Preformatted_20_Text"/>
      <text:p text:style-name="Preformatted_20_Text"><text:s/></text:p>
      <text:p text:style-name="Preformatted_20_Text"/>
      <text:p text:style-name="Preformatted_20_Text">Now you can go to a Registrar and attach an affidavit <text:s/>something like</text:p>
      <text:p text:style-name="Preformatted_20_Text">this to the duly authenticated Certificate of Live Birth.</text:p>
      <text:p text:style-name="Preformatted_20_Text"/>
      <text:p text:style-name="Preformatted_20_Text"><text:s/></text:p>
      <text:p text:style-name="Preformatted_20_Text"/>
      <text:p text:style-name="Preformatted_20_Text"><text:s text:c="25"/>AFFIDAVIT OF OWNERSHIP</text:p>
      <text:p text:style-name="Preformatted_20_Text"/>
      <text:p text:style-name="Preformatted_20_Text">State of _____________ <text:s text:c="8"/>}</text:p>
      <text:p text:style-name="Preformatted_20_Text"/>
      <text:p text:style-name="Preformatted_20_Text"><text:s text:c="48"/>} <text:s text:c="5"/>SS</text:p>
      <text:p text:style-name="Preformatted_20_Text"/>
      <text:p text:style-name="Preformatted_20_Text">County of ____________ <text:s text:c="7"/>}</text:p>
      <text:p text:style-name="Preformatted_20_Text"/>
      <text:p text:style-name="Preformatted_20_Text"><text:s/></text:p>
      <text:p text:style-name="Preformatted_20_Text"/>
      <text:p text:style-name="Preformatted_20_Text">RE: Birth Certificate</text:p>
      <text:p text:style-name="Preformatted_20_Text"/>
      <text:p text:style-name="Preformatted_20_Text"><text:s/></text:p>
      <text:p text:style-name="Preformatted_20_Text"/>
      <text:p text:style-name="Preformatted_20_Text">I, the undersigned, of lawful age and being first duly sworn on oath,</text:p>
      <text:p text:style-name="Preformatted_20_Text">depose and state that I am familiar with the facts recited, and the</text:p>
      <text:p text:style-name="Preformatted_20_Text">party named in said birth certificate is the same party as one of the</text:p>
      <text:p text:style-name="Preformatted_20_Text">owners named in said certificate of title.</text:p>
      <text:p text:style-name="Preformatted_20_Text"/>
      <text:p text:style-name="Preformatted_20_Text"><text:s text:c="60"/>__________________________________</text:p>
      <text:p text:style-name="Preformatted_20_Text"/>
      <text:p text:style-name="Preformatted_20_Text"><text:soft-page-break/>Signature</text:p>
      <text:p text:style-name="Preformatted_20_Text"/>
      <text:p text:style-name="Preformatted_20_Text">Signed and sworn to before me this ________ day of</text:p>
      <text:p text:style-name="Preformatted_20_Text">_____________________, 20_____.</text:p>
      <text:p text:style-name="Preformatted_20_Text"/>
      <text:p text:style-name="Preformatted_20_Text">________________________________ <text:s text:c="7"/>________________________________</text:p>
      <text:p text:style-name="Preformatted_20_Text"/>
      <text:p text:style-name="Preformatted_20_Text">Notary</text:p>
      <text:p text:style-name="Preformatted_20_Text">Public <text:s text:c="63"/>My</text:p>
      <text:p text:style-name="Preformatted_20_Text">Commission Expires</text:p>
      <text:p text:style-name="Preformatted_20_Text"/>
      <text:p text:style-name="Preformatted_20_Text"><text:s/></text:p>
      <text:p text:style-name="Preformatted_20_Text"/>
      <text:p text:style-name="Preformatted_20_Text">The combination of a duly authenticated Certificate of Title and an</text:p>
      <text:p text:style-name="Preformatted_20_Text">attached claim is what is known as a counter deed. From the perspective</text:p>
      <text:p text:style-name="Preformatted_20_Text">of trust law you now hold in your hand a deed to YOU. From the</text:p>
      <text:p text:style-name="Preformatted_20_Text">perspective of commercial law you hold a first in time first in line</text:p>
      <text:p text:style-name="Preformatted_20_Text">document to YOU, in other words you are now the real party in interest</text:p>
      <text:p text:style-name="Preformatted_20_Text">and holder in due course to the Title to YOU!</text:p>
      <text:p text:style-name="Preformatted_20_Text"/>
      <text:p text:style-name="Preformatted_20_Text"><text:s/></text:p>
      <text:p text:style-name="Preformatted_20_Text"/>
      <text:p text:style-name="Preformatted_20_Text">So what good is it? - Correcting your Status</text:p>
      <text:p text:style-name="Preformatted_20_Text"/>
      <text:p text:style-name="Preformatted_20_Text">For starters its a very cool looking document and it gets your feet wet</text:p>
      <text:p text:style-name="Preformatted_20_Text">navigating through various levels of government. Far more importantly,</text:p>
      <text:p text:style-name="Preformatted_20_Text">in every court case the issues of standing,status, case and controversy</text:p>
      <text:p text:style-name="Preformatted_20_Text">must be satisfied to move forward. Part of why we have a 'Nanny-State'</text:p>
      <text:p text:style-name="Preformatted_20_Text">is that under the legal system they have set up, we are all seen as</text:p>
      <text:p text:style-name="Preformatted_20_Text">wards of the state. Our status as Citizen-Principal is not respected</text:p>
      <text:p text:style-name="Preformatted_20_Text">even if our house is 'paid off,' we have a 'good job' and 'money' in the</text:p>
      <text:p text:style-name="Preformatted_20_Text">bank. This process is a major stepping stone in correcting the record of</text:p>
      <text:p text:style-name="Preformatted_20_Text">your status to <text:s/>Citizenship-Principal like before the 14th Amendment as</text:p>
      <text:p text:style-name="Preformatted_20_Text">opposed to the citizen subject status of almost everyone walking around</text:p>
      <text:p text:style-name="Preformatted_20_Text">today. Since all crimes have been converted from common law crimes to</text:p>
      <text:p text:style-name="Preformatted_20_Text">commercial crimes (27 CFR 72.11), this document makes you the first in</text:p>
      <text:p text:style-name="Preformatted_20_Text">time first in line lienholder against your name. <text:s/>As you learn more of</text:p>
      <text:p text:style-name="Preformatted_20_Text">who you are in the legal and lawful sense, you will find this is a</text:p>
      <text:p text:style-name="Preformatted_20_Text">powerful and useful document.</text:p>
      <text:p text:style-name="Preformatted_20_Text"/>
      <text:p text:style-name="Preformatted_20_Text">Go through these legal definitions from Blacks Law 1st Edition as some</text:p>
      <text:p text:style-name="Preformatted_20_Text">preparation for reclaiming your Title. As you read through them you may</text:p>
      <text:p text:style-name="Preformatted_20_Text">begin to see the enormity of the crime perpetrated on the American</text:p>
      <text:p text:style-name="Preformatted_20_Text">people.</text:p>
      <text:p text:style-name="Preformatted_20_Text"/>
      <text:p text:style-name="Preformatted_20_Text">BIRTH - The act of being born or wholly brought into separate existence.</text:p>
      <text:p text:style-name="Preformatted_20_Text"/>
      <text:p text:style-name="Preformatted_20_Text">DELIVERY. </text:p>
      <text:p text:style-name="Preformatted_20_Text">In conveyancing. The final and absolute transfer of a deed, properly</text:p>
      <text:p text:style-name="Preformatted_20_Text">executed, to the grantee, or to some person for his use, in such manner</text:p>
      <text:p text:style-name="Preformatted_20_Text">that it cannot be recalled by the grantor.</text:p>
      <text:p text:style-name="Preformatted_20_Text">In the law of sales. The tradition or transfer of the possession of</text:p>
      <text:p text:style-name="Preformatted_20_Text">personal property from one person to another.</text:p>
      <text:p text:style-name="Preformatted_20_Text">In medical jurisprudence. The act of a woman giving birth to her</text:p>
      <text:p text:style-name="Preformatted_20_Text">offspring.</text:p>
      <text:p text:style-name="Preformatted_20_Text"/>
      <text:p text:style-name="Preformatted_20_Text">LIVERY. </text:p>
      <text:p text:style-name="Preformatted_20_Text">1. In English law. Delivery of possession of their lands to the king's</text:p>
      <text:p text:style-name="Preformatted_20_Text">tenants in capite or tenants by knight's service.</text:p>
      <text:p text:style-name="Preformatted_20_Text"><text:soft-page-break/>2. A writ which may be sued out by a ward in chivalry, on reaching his</text:p>
      <text:p text:style-name="Preformatted_20_Text">majority, to obtain delivery of the possession of his lands out of the</text:p>
      <text:p text:style-name="Preformatted_20_Text">hands of the guardian.</text:p>
      <text:p text:style-name="Preformatted_20_Text"/>
      <text:p text:style-name="Preformatted_20_Text">DEED. </text:p>
      <text:p text:style-name="Preformatted_20_Text">A sealed instrument, containing a contract or covenant, delivered by the</text:p>
      <text:p text:style-name="Preformatted_20_Text">party to be bound thereby, and accepted by the party to whom the</text:p>
      <text:p text:style-name="Preformatted_20_Text">contract or covenant runs...</text:p>
      <text:p text:style-name="Preformatted_20_Text">In a more restricted sense, a written agreement, signed, sealed, and</text:p>
      <text:p text:style-name="Preformatted_20_Text">delivered, by which one person conveys land, tenements, or hereditaments</text:p>
      <text:p text:style-name="Preformatted_20_Text">to another. This is its ordinary modern meaning.</text:p>
      <text:p text:style-name="Preformatted_20_Text"/>
      <text:p text:style-name="Preformatted_20_Text">COUNTER-DEED. A secret writing,either before a notary or under a private</text:p>
      <text:p text:style-name="Preformatted_20_Text">seal, which destroys, invalidates, or alters a public one.</text:p>
      <text:p text:style-name="Preformatted_20_Text"/>
      <text:p text:style-name="Preformatted_20_Text">TITLE... The word "title" certainly does not merely signify the right</text:p>
      <text:p text:style-name="Preformatted_20_Text">which a person has to the possession of property; because there are many</text:p>
      <text:p text:style-name="Preformatted_20_Text">instances in which a person may have the right to the possession of</text:p>
      <text:p text:style-name="Preformatted_20_Text">property, and at the same time have no title to the same. In its</text:p>
      <text:p text:style-name="Preformatted_20_Text">ordinary legal acceptation, however, it generally seems to imply a right</text:p>
      <text:p text:style-name="Preformatted_20_Text">of possession also. It therefore appears, on the whole, to signify the</text:p>
      <text:p text:style-name="Preformatted_20_Text">outward evidence of the right, rather than the mere right itself.</text:p>
      <text:p text:style-name="Preformatted_20_Text">Thus, when it is said that the "most imperfect degree of title consists</text:p>
      <text:p text:style-name="Preformatted_20_Text">in the mere naked possession or actual occupation of an estate," it</text:p>
      <text:p text:style-name="Preformatted_20_Text">means that the mere circumstance of occupying the estate is the weakest</text:p>
      <text:p text:style-name="Preformatted_20_Text">species of evidence of the occupier's right to such possession... (There</text:p>
      <text:p text:style-name="Preformatted_20_Text">is much more about title in the Blacks Law dictionary) </text:p>
      <text:p text:style-name="Preformatted_20_Text"/>
      <text:p text:style-name="Preformatted_20_Text">AUTHENTICATION. In the law of evidence. The act or mode of giving</text:p>
      <text:p text:style-name="Preformatted_20_Text">authority or legal authenticity to a statute, record, or other written</text:p>
      <text:p text:style-name="Preformatted_20_Text">instrument, or a certified copy thereof, so as to render it legally</text:p>
      <text:p text:style-name="Preformatted_20_Text">admissible in evidence.</text:p>
      <text:p text:style-name="Preformatted_20_Text">An attestation made by a proper officer by which he certifies that a</text:p>
      <text:p text:style-name="Preformatted_20_Text">record is in due form of law, and that the person who certifies it is</text:p>
      <text:p text:style-name="Preformatted_20_Text">the officer appointed so to do.</text:p>
      <text:p text:style-name="Preformatted_20_Text"/>
      <text:p text:style-name="Preformatted_20_Text">-- </text:p>
      <text:p text:style-name="Preformatted_20_Text">Marc Fishman</text:p>
      <text:p text:style-name="Preformatted_20_Text"><text:a xlink:type="simple" xlink:href="http://www.notacitizen.com/mailman/listinfo/members" text:style-name="Internet_20_link" text:visited-style-name="Visited_20_Internet_20_Link">mfishman at osrservice.com</text:a></text:p>
      <text:p text:style-name="Preformatted_20_Text"/>
      <text:p text:style-name="Preformatted_20_Text">Senior Systems Engineer</text:p>
      <text:p text:style-name="Preformatted_20_Text">Outtasite Resources, Inc.</text:p>
      <text:p text:style-name="P1">p: <text:bookmark text:name="skype_c2c_container"/><text:bookmark text:name="non_free_num_ui"/><draw:frame draw:style-name="fr1" draw:name="graphics1" text:anchor-type="as-char" svg:width="0.7862in" svg:height="0.3929in" draw:z-index="0"><draw:image xlink:href="resource://skype_ff_extension-at-jetpack/skype_ff_extension/data/call_skype_logo.png" xlink:type="simple" xlink:show="embed" xlink:actuate="onLoad"/></draw:frame>614-774-2951</text:p>
      <text:p text:style-name="Preformatted_20_Text"/>
      <text:p text:style-name="Preformatted_20_Text">“Mental slavery is the worst form of slavery. <text:s/>It gives you the illusion</text:p>
      <text:p text:style-name="Preformatted_20_Text">of freedom, makes you trust, love and defend your oppressor, while</text:p>
      <text:p text:style-name="Preformatted_20_Text">making an enemy of those who are trying to free you or open your eyes” -</text:p>
      <text:p text:style-name="Preformatted_20_Text">Eli</text:p>
      <text:p text:style-name="Preformatted_20_Text">-------------- next part --------------</text:p>
      <text:p text:style-name="Preformatted_20_Text">An HTML attachment was scrubbed...</text:p>
      <text:p text:style-name="P2">URL: <text:a xlink:type="simple" xlink:href="http://www.notacitizen.com/pipermail/members/attachments/20141217/b7210988/attachment-0001.html" text:style-name="Internet_20_link" text:visited-style-name="Visited_20_Internet_20_Link">http://www.notacitizen.com/pipermail/members/attachments/20141217/b7210988/attachment-0001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lter hollis</meta:initial-creator>
    <meta:creation-date>2015-07-12T22:18:12.46</meta:creation-date>
    <meta:document-statistic meta:table-count="0" meta:image-count="1" meta:object-count="0" meta:page-count="6" meta:paragraph-count="265" meta:word-count="2416" meta:character-count="14576"/>
    <dc:date>2015-07-12T22:23:06.53</dc:date>
    <dc:creator>walter hollis</dc:creator>
    <meta:editing-duration>PT4M54S</meta:editing-duration>
    <meta:editing-cycles>1</meta:editing-cycles>
    <meta:generator>OpenOffice/4.1.1$Win32 OpenOffice.org_project/411m6$Build-9775</meta:generator>
  </office:meta>
</office:document-meta>
</file>